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&lt;bits/stdc++.h&gt;</text:p>
      <text:p text:style-name="Standard">#include&lt;vector&gt;</text:p>
      <text:p text:style-name="Standard">#include &lt;algorithm&gt;</text:p>
      <text:p text:style-name="Standard">using namespace std;</text:p>
      <text:p text:style-name="Standard">int n=3;//no of resources</text:p>
      <text:p text:style-name="Standard">class data</text:p>
      <text:p text:style-name="Standard">{</text:p>
      <text:p text:style-name="Standard"><text:tab/>public:</text:p>
      <text:p text:style-name="Standard"><text:tab/>vector&lt;int&gt; max1;</text:p>
      <text:p text:style-name="Standard"><text:tab/></text:p>
      <text:p text:style-name="Standard"><text:tab/>vector&lt;int&gt; alloc;</text:p>
      <text:p text:style-name="Standard"><text:tab/>vector&lt;int&gt; need;</text:p>
      <text:p text:style-name="Standard"><text:tab/></text:p>
      <text:p text:style-name="Standard"><text:s text:c="3"/><text:tab/>void get_max1()</text:p>
      <text:p text:style-name="Standard"><text:s text:c="3"/><text:tab/>{</text:p>
      <text:p text:style-name="Standard"><text:s text:c="3"/><text:tab/><text:tab/></text:p>
      <text:p text:style-name="Standard"><text:s text:c="3"/><text:tab/><text:tab/>cout&lt;&lt;"maximum <text:s/>";</text:p>
      <text:p text:style-name="Standard"><text:s text:c="6"/><text:tab/><text:tab/>for(int i=0;i&lt;n;i++)</text:p>
      <text:p text:style-name="Standard"><text:s text:c="6"/><text:tab/><text:tab/>{</text:p>
      <text:p text:style-name="Standard"><text:s text:c="6"/><text:tab/><text:tab/>int a1;</text:p>
      <text:p text:style-name="Standard"><text:s text:c="6"/><text:tab/><text:tab/>cin&gt;&gt;a1;</text:p>
      <text:p text:style-name="Standard"/>
      <text:p text:style-name="Standard"><text:s text:c="6"/><text:tab/><text:tab/>max1.push_back(a1);</text:p>
      <text:p text:style-name="Standard"><text:s text:c="6"/><text:tab/><text:tab/>}</text:p>
      <text:p text:style-name="Standard"><text:tab/><text:tab/></text:p>
      <text:p text:style-name="Standard"/>
      <text:p text:style-name="Standard"><text:s text:c="3"/><text:tab/>}</text:p>
      <text:p text:style-name="Standard"><text:s text:c="3"/><text:tab/>void get_alloc()</text:p>
      <text:p text:style-name="Standard"><text:s text:c="3"/><text:tab/>{</text:p>
      <text:p text:style-name="Standard"><text:s text:c="3"/><text:tab/><text:tab/>cout&lt;&lt;"allocation <text:s/>";</text:p>
      <text:p text:style-name="Standard"><text:s text:c="3"/><text:tab/><text:tab/></text:p>
      <text:p text:style-name="Standard"><text:tab/> <text:s/><text:tab/><text:tab/>for(int i=0;i&lt;n;i++)</text:p>
      <text:p text:style-name="Standard"><text:tab/> <text:s/><text:tab/><text:tab/>{</text:p>
      <text:p text:style-name="Standard"><text:s text:c="6"/><text:tab/><text:tab/><text:tab/> <text:tab/>int a1;</text:p>
      <text:p text:style-name="Standard"><text:s text:c="6"/><text:tab/><text:tab/><text:tab/><text:tab/> cin&gt;&gt;a1;</text:p>
      <text:p text:style-name="Standard"><text:tab/><text:tab/><text:tab/><text:tab/><text:tab/>alloc.push_back(a1);</text:p>
      <text:p text:style-name="Standard"><text:tab/><text:tab/><text:tab/><text:tab/><text:tab/></text:p>
      <text:p text:style-name="Standard"><text:tab/> <text:s/><text:tab/><text:tab/>}</text:p>
      <text:p text:style-name="Standard"><text:tab/><text:tab/></text:p>
      <text:p text:style-name="Standard"><text:s text:c="3"/><text:tab/>}</text:p>
      <text:p text:style-name="Standard"><text:s text:c="3"/><text:tab/>void cal_need()</text:p>
      <text:p text:style-name="Standard"><text:s text:c="3"/><text:tab/>{</text:p>
      <text:p text:style-name="Standard"><text:s text:c="3"/><text:tab/><text:tab/>cout&lt;&lt;"need <text:s/>";</text:p>
      <text:p text:style-name="Standard"><text:s text:c="3"/><text:tab/><text:tab/>for(int i=0;i&lt;n;i++)</text:p>
      <text:p text:style-name="Standard"><text:tab/> {</text:p>
      <text:p text:style-name="Standard"><text:tab/> <text:tab/>//need[i]=max1[i]-alloc[i];</text:p>
      <text:p text:style-name="Standard"><text:tab/> <text:tab/>need.push_back(max1[i]-alloc[i]);</text:p>
      <text:p text:style-name="Standard"><text:tab/> <text:tab/>cout&lt;&lt;need[i]&lt;&lt;" <text:s/>";</text:p>
      <text:p text:style-name="Standard"><text:soft-page-break/><text:tab/> }</text:p>
      <text:p text:style-name="Standard"><text:s text:c="3"/><text:tab/>}</text:p>
      <text:p text:style-name="Standard"><text:s/><text:tab/></text:p>
      <text:p text:style-name="Standard">};</text:p>
      <text:p text:style-name="Standard"/>
      <text:p text:style-name="Standard">int main()</text:p>
      <text:p text:style-name="Standard">{</text:p>
      <text:p text:style-name="Standard"/>
      <text:p text:style-name="Standard"><text:tab/>vector&lt;int&gt; total(n);</text:p>
      <text:p text:style-name="Standard"><text:tab/>vector&lt;int&gt; total_allocated(n,0);//total no of process allocated</text:p>
      <text:p text:style-name="Standard"><text:tab/></text:p>
      <text:p text:style-name="Standard"><text:tab/>cout&lt;&lt;"Enter total resorces"&lt;&lt;endl;</text:p>
      <text:p text:style-name="Standard"><text:tab/>for(int i=0;i&lt;n;i++)</text:p>
      <text:p text:style-name="Standard"><text:tab/><text:tab/>cin&gt;&gt;total[i];</text:p>
      <text:p text:style-name="Standard"><text:tab/>cout&lt;&lt;"Enter total no of process"&lt;&lt;endl;</text:p>
      <text:p text:style-name="Standard"><text:tab/>int m;</text:p>
      <text:p text:style-name="Standard"><text:tab/>cin&gt;&gt;m;//no of process</text:p>
      <text:p text:style-name="Standard"><text:tab/>vector&lt;data&gt;process(m);</text:p>
      <text:p text:style-name="Standard"><text:tab/></text:p>
      <text:p text:style-name="Standard"><text:tab/>cout&lt;&lt;"Enter max process allocated need and available "&lt;&lt;endl;</text:p>
      <text:p text:style-name="Standard"><text:tab/>for(int j=0;j&lt;m;j++)</text:p>
      <text:p text:style-name="Standard"><text:tab/><text:tab/>process[j].get_max1();//calling function</text:p>
      <text:p text:style-name="Standard"><text:s text:c="4"/>for(int j=0;j&lt;m;j++)</text:p>
      <text:p text:style-name="Standard"><text:tab/><text:tab/>process[j].get_alloc();//calling function</text:p>
      <text:p text:style-name="Standard"><text:tab/></text:p>
      <text:p text:style-name="Standard"><text:s text:c="3"/></text:p>
      <text:p text:style-name="Standard"><text:tab/> for(int j=0;j&lt;m;j++)</text:p>
      <text:p text:style-name="Standard"><text:tab/>{</text:p>
      <text:p text:style-name="Standard"><text:tab/> process[j].cal_need();</text:p>
      <text:p text:style-name="Standard"><text:tab/> cout&lt;&lt;endl;</text:p>
      <text:p text:style-name="Standard"><text:tab/><text:tab/></text:p>
      <text:p text:style-name="Standard"><text:tab/>}</text:p>
      <text:p text:style-name="Standard"><text:s text:c="3"/>for(int j=0;j&lt;m;j++)</text:p>
      <text:p text:style-name="Standard"><text:s text:c="3"/>{</text:p>
      <text:p text:style-name="Standard"><text:s text:c="3"/><text:tab/> for(int i=0;i&lt;n;i++)</text:p>
      <text:p text:style-name="Standard"><text:s text:c="3"/><text:tab/> <text:tab/>total_allocated[i]+=process[j].alloc[i];</text:p>
      <text:p text:style-name="Standard"/>
      <text:p text:style-name="Standard"><text:s text:c="3"/>}</text:p>
      <text:p text:style-name="Standard"><text:s text:c="3"/>cout&lt;&lt;"Total allocated are ";</text:p>
      <text:p text:style-name="Standard"><text:s text:c="3"/>for(int i=0;i&lt;n;i++)</text:p>
      <text:p text:style-name="Standard"><text:tab/> <text:s/>cout&lt;&lt;total_allocated[i]&lt;&lt;" ";</text:p>
      <text:p text:style-name="Standard"><text:s text:c="3"/>cout&lt;&lt;endl;</text:p>
      <text:p text:style-name="Standard"/>
      <text:p text:style-name="Standard"><text:s text:c="3"/>vector&lt;int&gt;available;</text:p>
      <text:p text:style-name="Standard"><text:s text:c="3"/>for(int i=0;i&lt;n;i++)</text:p>
      <text:p text:style-name="Standard"><text:s text:c="8"/>available.push_back(total[i]-total_allocated[i]);//available calculated</text:p>
      <text:p text:style-name="Standard"><text:s text:c="4"/>cout&lt;&lt;"Total available <text:s/>are ";</text:p>
      <text:p text:style-name="Standard"><text:s text:c="3"/>for(int i=0;i&lt;n;i++)</text:p>
      <text:p text:style-name="Standard"><text:tab/> <text:s/>cout&lt;&lt;available[i]&lt;&lt;" ";</text:p>
      <text:p text:style-name="Standard"><text:soft-page-break/><text:s text:c="3"/>cout&lt;&lt;endl;</text:p>
      <text:p text:style-name="Standard"/>
      <text:p text:style-name="Standard"><text:tab/>vector&lt;data&gt;process2;</text:p>
      <text:p text:style-name="Standard"><text:tab/>process2=process;//duplicate</text:p>
      <text:p text:style-name="Standard"><text:tab/>int count=0;</text:p>
      <text:p text:style-name="Standard"><text:tab/></text:p>
      <text:p text:style-name="Standard"><text:tab/>int count2=0;</text:p>
      <text:p text:style-name="Standard"><text:tab/>vector&lt;int&gt; safe;</text:p>
      <text:p text:style-name="Standard"><text:tab/>for(int j=0;j&lt;=m;j++)</text:p>
      <text:p text:style-name="Standard"><text:tab/>{ <text:s/></text:p>
      <text:p text:style-name="Standard"/>
      <text:p text:style-name="Standard"><text:tab/><text:tab/>if(std::count(safe.begin(),safe.end(),j+1)&gt;0 &amp;&amp; j&gt;=m-1)</text:p>
      <text:p text:style-name="Standard"><text:tab/><text:tab/><text:tab/>j=0;</text:p>
      <text:p text:style-name="Standard"><text:tab/><text:tab/>else if(std::count(safe.begin(),safe.end(),j+1)&gt;0 &amp;&amp; j&lt;=m-1)</text:p>
      <text:p text:style-name="Standard"><text:tab/><text:tab/><text:tab/>continue;</text:p>
      <text:p text:style-name="Standard"/>
      <text:p text:style-name="Standard"><text:tab/><text:tab/>count2+=1;//denote no unsuccesful pass</text:p>
      <text:p text:style-name="Standard"><text:tab/><text:tab/>if(count2&gt;m)</text:p>
      <text:p text:style-name="Standard"><text:tab/><text:tab/>{</text:p>
      <text:p text:style-name="Standard"><text:tab/><text:tab/><text:tab/>cout&lt;&lt;"not safe squence"&lt;&lt;endl;</text:p>
      <text:p text:style-name="Standard"><text:tab/><text:tab/><text:tab/>break;</text:p>
      <text:p text:style-name="Standard"><text:tab/><text:tab/>}</text:p>
      <text:p text:style-name="Standard"><text:tab/><text:tab/>//flag2=0;</text:p>
      <text:p text:style-name="Standard"><text:tab/> <text:s text:c="3"/>int flag=1;</text:p>
      <text:p text:style-name="Standard"/>
      <text:p text:style-name="Standard"><text:tab/><text:tab/>for(int i=0;i&lt;n;i++)</text:p>
      <text:p text:style-name="Standard"><text:tab/><text:tab/>{</text:p>
      <text:p text:style-name="Standard"><text:s text:c="11"/>if(available[i]&lt;process2[j].need[i])</text:p>
      <text:p text:style-name="Standard"><text:s text:c="11"/>{</text:p>
      <text:p text:style-name="Standard"><text:s text:c="11"/><text:tab/>flag=0;//itereate on all items</text:p>
      <text:p text:style-name="Standard"><text:s text:c="11"/><text:tab/>break;</text:p>
      <text:p text:style-name="Standard"><text:s text:c="11"/>}</text:p>
      <text:p text:style-name="Standard"><text:tab/><text:tab/>}</text:p>
      <text:p text:style-name="Standard"><text:tab/><text:tab/></text:p>
      <text:p text:style-name="Standard"><text:tab/><text:tab/> <text:s text:c="2"/>if(flag)</text:p>
      <text:p text:style-name="Standard"><text:tab/><text:tab/> <text:s text:c="2"/>{</text:p>
      <text:p text:style-name="Standard"><text:tab/><text:tab/> <text:s text:c="4"/>count2=0;//reinitialize count2, coint2 denote no of unsuccesful pass</text:p>
      <text:p text:style-name="Standard"><text:tab/><text:tab/> <text:s text:c="4"/></text:p>
      <text:p text:style-name="Standard"><text:tab/><text:tab/> <text:s text:c="4"/></text:p>
      <text:p text:style-name="Standard"><text:tab/><text:tab/> <text:s text:c="4"/><text:tab/>cout&lt;&lt;"\n <text:s/>process P "&lt;&lt;j+1&lt;&lt;" allocated"&lt;&lt;endl;</text:p>
      <text:p text:style-name="Standard"><text:tab/><text:tab/> <text:s text:c="4"/><text:tab/>safe.push_back(j+1);</text:p>
      <text:p text:style-name="Standard"><text:tab/><text:tab/> <text:s text:c="4"/><text:tab/>//total_allocated[i]-=process[j].alloc[i];</text:p>
      <text:p text:style-name="Standard"><text:tab/><text:tab/> <text:s text:c="4"/><text:tab/></text:p>
      <text:p text:style-name="Standard"><text:tab/><text:tab/> <text:s text:c="4"/><text:tab/>count+=1;//count denote no of process complete </text:p>
      <text:p text:style-name="Standard"><text:tab/><text:tab/> <text:s text:c="4"/>}</text:p>
      <text:p text:style-name="Standard"/>
      <text:p text:style-name="Standard"><text:tab/><text:tab/><text:tab/>if(flag)</text:p>
      <text:p text:style-name="Standard"><text:tab/><text:tab/><text:tab/>{</text:p>
      <text:p text:style-name="Standard"><text:tab/><text:tab/><text:tab/><text:tab/>cout&lt;&lt;"Available resources are"&lt;&lt;endl;</text:p>
      <text:p text:style-name="Standard"><text:soft-page-break/><text:tab/><text:tab/><text:tab/><text:tab/>for(int i=0;i&lt;n;i++)</text:p>
      <text:p text:style-name="Standard"><text:tab/><text:tab/> <text:s/><text:tab/><text:tab/>{</text:p>
      <text:p text:style-name="Standard"><text:tab/><text:tab/> <text:s text:c="4"/><text:tab/><text:tab/>//available[i]=total[i]-total_allocated[i];</text:p>
      <text:p text:style-name="Standard"><text:tab/><text:tab/><text:tab/><text:tab/><text:tab/>available[i]=available[i]+process[j].alloc[i];</text:p>
      <text:p text:style-name="Standard"><text:tab/><text:tab/><text:tab/><text:tab/><text:tab/>cout&lt;&lt;available[i]&lt;&lt;" <text:s/>";</text:p>
      <text:p text:style-name="Standard"/>
      <text:p text:style-name="Standard"><text:tab/><text:tab/> <text:s text:c="2"/><text:tab/><text:tab/>}</text:p>
      <text:p text:style-name="Standard"><text:tab/><text:tab/><text:tab/>}</text:p>
      <text:p text:style-name="Standard"><text:tab/><text:tab/> <text:s text:c="4"/>if(count==m)</text:p>
      <text:p text:style-name="Standard"><text:tab/><text:tab/> <text:s text:c="4"/><text:tab/>{</text:p>
      <text:p text:style-name="Standard"><text:tab/><text:tab/> <text:s text:c="4"/><text:tab/><text:tab/>cout&lt;&lt;"\n <text:s/>total process completed"&lt;&lt;endl;</text:p>
      <text:p text:style-name="Standard"><text:tab/><text:tab/> <text:s text:c="4"/><text:tab/><text:tab/>break;</text:p>
      <text:p text:style-name="Standard"><text:tab/><text:tab/> <text:s text:c="4"/><text:tab/>}</text:p>
      <text:p text:style-name="Standard"/>
      <text:p text:style-name="Standard"><text:tab/><text:tab/> <text:s text:c="4"/></text:p>
      <text:p text:style-name="Standard"><text:tab/><text:tab/>if(count&lt;m &amp;&amp; count2&lt;m &amp;&amp; j==m-1)</text:p>
      <text:p text:style-name="Standard"><text:tab/><text:tab/><text:tab/>j=-1;//go to begining ie p0</text:p>
      <text:p text:style-name="Standard"><text:tab/><text:tab/></text:p>
      <text:p text:style-name="Standard"><text:tab/>}</text:p>
      <text:p text:style-name="Standard"><text:tab/>cout&lt;&lt;"Safe sequence is <text:s/>";</text:p>
      <text:p text:style-name="Standard"><text:tab/>for(int i=0;i&lt;m;i++)</text:p>
      <text:p text:style-name="Standard"><text:tab/><text:tab/>cout&lt;&lt;"P"&lt;&lt;safe[i]&lt;&lt;" ";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><text:tab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2:08:00.417641876</meta:creation-date>
    <dc:date>2019-09-23T12:09:41.961500406</dc:date>
    <meta:editing-duration>PT1M43S</meta:editing-duration>
    <meta:editing-cycles>1</meta:editing-cycles>
    <meta:generator>LibreOffice/6.2.6.2$Linux_X86_64 LibreOffice_project/20$Build-2</meta:generator>
    <meta:document-statistic meta:table-count="0" meta:image-count="0" meta:object-count="0" meta:page-count="4" meta:paragraph-count="158" meta:word-count="256" meta:character-count="2997" meta:non-whitespace-character-count="2291"/>
  </office:meta>
</office:document-meta>
</file>